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359b3" officeooo:paragraph-rsid="000359b3" style:font-weight-asian="bold" style:font-weight-complex="bold"/>
    </style:style>
    <style:style style:name="P2" style:family="paragraph" style:parent-style-name="Standard" style:list-style-name="L1">
      <style:paragraph-properties fo:text-align="start" style:justify-single-word="false"/>
      <style:text-properties fo:font-weight="normal" officeooo:rsid="000359b3" officeooo:paragraph-rsid="000c3b9c" style:font-weight-asian="normal" style:font-weight-complex="normal"/>
    </style:style>
    <style:style style:name="P3" style:family="paragraph" style:parent-style-name="Standard" style:list-style-name="L1">
      <style:paragraph-properties fo:text-align="start" style:justify-single-word="false"/>
      <style:text-properties fo:font-weight="bold" officeooo:rsid="000359b3" officeooo:paragraph-rsid="00046343" style:font-weight-asian="bold" style:font-weight-complex="bold"/>
    </style:style>
    <style:style style:name="P4" style:family="paragraph" style:parent-style-name="Standard" style:list-style-name="L1">
      <style:paragraph-properties fo:text-align="start" style:justify-single-word="false"/>
      <style:text-properties fo:font-weight="bold" officeooo:rsid="000536e5" officeooo:paragraph-rsid="000536e5" style:font-weight-asian="bold" style:font-weight-complex="bold"/>
    </style:style>
    <style:style style:name="P5" style:family="paragraph" style:parent-style-name="Standard" style:list-style-name="L1">
      <style:paragraph-properties fo:text-align="start" style:justify-single-word="false"/>
      <style:text-properties fo:font-weight="bold" officeooo:rsid="000536e5" officeooo:paragraph-rsid="0006b32e" style:font-weight-asian="bold" style:font-weight-complex="bold"/>
    </style:style>
    <style:style style:name="P6" style:family="paragraph" style:parent-style-name="Standard" style:list-style-name="L1">
      <style:paragraph-properties fo:text-align="start" style:justify-single-word="false"/>
      <style:text-properties fo:font-weight="bold" officeooo:rsid="0009dbe7" officeooo:paragraph-rsid="0009dbe7" style:font-weight-asian="bold" style:font-weight-complex="bold"/>
    </style:style>
    <style:style style:name="T1" style:family="text">
      <style:text-properties fo:font-weight="bold" officeooo:rsid="000c145c"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046343" style:font-style-asian="italic" style:font-weight-asian="normal" style:font-style-complex="italic" style:font-weight-complex="normal"/>
    </style:style>
    <style:style style:name="T5" style:family="text">
      <style:text-properties fo:font-style="italic" fo:font-weight="normal" officeooo:rsid="0007b6ba"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046343" style:font-style-asian="normal" style:font-style-complex="normal"/>
    </style:style>
    <style:style style:name="T8" style:family="text">
      <style:text-properties fo:font-style="normal" officeooo:rsid="0006b32e" style:font-style-asian="normal" style:font-style-complex="normal"/>
    </style:style>
    <style:style style:name="T9" style:family="text">
      <style:text-properties fo:font-style="normal" officeooo:rsid="0007b6ba" style:font-style-asian="normal" style:font-style-complex="normal"/>
    </style:style>
    <style:style style:name="T10" style:family="text">
      <style:text-properties fo:font-style="normal" officeooo:rsid="00086620" style:font-style-asian="normal" style:font-style-complex="normal"/>
    </style:style>
    <style:style style:name="T11" style:family="text">
      <style:text-properties fo:font-style="normal" officeooo:rsid="000c3b9c"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046343" style:font-style-asian="normal" style:font-weight-asian="normal" style:font-style-complex="normal" style:font-weight-complex="normal"/>
    </style:style>
    <style:style style:name="T14" style:family="text">
      <style:text-properties fo:font-style="normal" fo:font-weight="normal" officeooo:rsid="000536e5" style:font-style-asian="normal" style:font-weight-asian="normal" style:font-style-complex="normal" style:font-weight-complex="normal"/>
    </style:style>
    <style:style style:name="T15" style:family="text">
      <style:text-properties fo:font-style="normal" fo:font-weight="normal" officeooo:rsid="0006b32e" style:font-style-asian="normal" style:font-weight-asian="normal" style:font-style-complex="normal" style:font-weight-complex="normal"/>
    </style:style>
    <style:style style:name="T16" style:family="text">
      <style:text-properties fo:font-style="normal" fo:font-weight="normal" officeooo:rsid="0007b6ba" style:font-style-asian="normal" style:font-weight-asian="normal" style:font-style-complex="normal" style:font-weight-complex="normal"/>
    </style:style>
    <style:style style:name="T17" style:family="text">
      <style:text-properties fo:font-style="normal" fo:font-weight="normal" officeooo:rsid="00086620" style:font-style-asian="normal" style:font-weight-asian="normal" style:font-style-complex="normal" style:font-weight-complex="normal"/>
    </style:style>
    <style:style style:name="T18" style:family="text">
      <style:text-properties fo:font-style="normal" fo:font-weight="normal" officeooo:rsid="00098744" style:font-style-asian="normal" style:font-weight-asian="normal" style:font-style-complex="normal" style:font-weight-complex="normal"/>
    </style:style>
    <style:style style:name="T19" style:family="text">
      <style:text-properties fo:font-style="normal" fo:font-weight="normal" officeooo:rsid="000a61d3" style:font-style-asian="normal" style:font-weight-asian="normal" style:font-style-complex="normal" style:font-weight-complex="normal"/>
    </style:style>
    <style:style style:name="T20" style:family="text">
      <style:text-properties fo:font-style="normal" fo:font-weight="normal" officeooo:rsid="000d216d" style:font-style-asian="normal" style:font-weight-asian="normal" style:font-style-complex="normal" style:font-weight-complex="normal"/>
    </style:style>
    <style:style style:name="T21" style:family="text">
      <style:text-properties officeooo:rsid="000b9f1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latório - Teste de Proficiência (iS) Internet Sistemas</text:p>
      <text:p text:style-name="P1"/>
      <text:list xml:id="list8218523803014870967" text:style-name="L1">
        <text:list-item>
          <text:p text:style-name="P2"><text:span text:style-name="T1">Plataforma Computacional e execução do Projeto Esqueleto</text:span><text:line-break/><text:tab/>Para o desenvolvimento do sistema teste, foi utilizado um computador com sistema operacional Manjaro Linux (distribuição de Arch Linux), <text:span text:style-name="T21">com o Ruby na versão 2.1.2p95 (2014-05-08 revision 45877) e Rails na versão 4.1.4; para codificação foi utilizado o programa Sublime Text 3.</text:span><text:line-break/><text:tab/>Ao descompactar o projeto, tentei executá-lo com o comando <text:span text:style-name="T2">rails server</text:span><text:span text:style-name="T6">. Houveram erros de dependência e foi indicado a execução do comando </text:span><text:span text:style-name="T2">bundle install</text:span><text:span text:style-name="T6">, que também resultou em um erro pois não havia o PostgreSQL instalado.<text:line-break/><text:tab/>Nunca havia usado tal banco de dados antes, mas não tive muitos problemas em instalá-lo e configurá-lo de acordo com as informações contidas no arquivo </text:span><text:span text:style-name="T2">database.yml</text:span><text:span text:style-name="T6">.<text:line-break/><text:tab/>Feito isto, foi possível inicializar o banco de dados e executar o comando </text:span><text:span text:style-name="T2">rails server</text:span><text:span text:style-name="T6"> com sucesso. Também utilizei o programa pgAdmin III para auxiliar a visualização do banco de dados, uma interface gráfica para o PostgreSQL.<text:line-break/><text:tab/></text:span><text:span text:style-name="T11">O teste realizado também encontra-se no Github: </text:span><text:a xlink:type="simple" xlink:href="https://github.com/gabrieljt/is-test" text:style-name="Internet_20_link" text:visited-style-name="Visited_20_Internet_20_Link"><text:span text:style-name="T11">https://github.com/gabrieljt/is-test</text:span></text:a><text:span text:style-name="T11"><text:line-break/></text:span></text:p>
        </text:list-item>
        <text:list-item>
          <text:p text:style-name="P3"><text:span text:style-name="T8">Modelo Relacional e </text:span><text:span text:style-name="T6">Arquitetura MVC<text:line-break/></text:span><text:span text:style-name="T12"><text:tab/>Comecei o teste implementando um CRUD simples para os modelos </text:span><text:span text:style-name="T3">Student</text:span><text:span text:style-name="T12"> e </text:span><text:span text:style-name="T3">Course</text:span><text:span text:style-name="T12">, seguindo o</text:span><text:span text:style-name="T13">s</text:span><text:span text:style-name="T12"> modelo</text:span><text:span text:style-name="T13">s</text:span><text:span text:style-name="T12"> indicado</text:span><text:span text:style-name="T13">s. Para os atributos </text:span><text:span text:style-name="T4">status</text:span><text:span text:style-name="T13"> do tipo inteiro, utilizei Enums.<text:line-break/><text:tab/>Foram implementados também validações nos modelos, e para a classe </text:span><text:span text:style-name="T4">Student</text:span><text:span text:style-name="T13">, um trigger foi criado para gerar o atributo </text:span><text:span text:style-name="T4">register_number</text:span><text:span text:style-name="T13">, </text:span><text:span text:style-name="T14">que é único e aleatório</text:span><text:span text:style-name="T4">.</text:span><text:span text:style-name="T13"><text:line-break/><text:tab/>Feito isto, dei início a implementação dos relacionamentos para que fosse possível vincular um estudante a um curso. A tabela intermediária </text:span><text:span text:style-name="T4">classrooms</text:span><text:span text:style-name="T13"> foi criada através de uma relação </text:span><text:span text:style-name="T4">many-to-many</text:span><text:span text:style-name="T13"> / </text:span><text:span text:style-name="T4">through</text:span><text:span text:style-name="T13">, que pode ser vista nos arquivos </text:span><text:span text:style-name="T4">course.rb</text:span><text:span text:style-name="T13">, </text:span><text:span text:style-name="T4">student.rb</text:span><text:span text:style-name="T13"> e </text:span><text:span text:style-name="T4">classroom.rb.<text:line-break/><text:tab/></text:span><text:span text:style-name="T13">Não houve necessidade de criar um controlador para o modelo </text:span><text:span text:style-name="T4">Classroom, </text:span><text:span text:style-name="T13">de modo que durante a criação ou edição de um </text:span><text:span text:style-name="T4">Student</text:span><text:span text:style-name="T13"> ou </text:span><text:span text:style-name="T4">Course </text:span><text:span text:style-name="T13">é possível realizar os vínculos exijidos pelo sistema atavés de um seletor múltiplo.</text:span><text:span text:style-name="T4"><text:line-break/><text:tab/></text:span><text:span text:style-name="T13">O recurso </text:span><text:span text:style-name="T4">classrooms</text:span><text:span text:style-name="T13"> foi aninhado aos recursos </text:span><text:span text:style-name="T4">student </text:span><text:span text:style-name="T13">e </text:span><text:span text:style-name="T4">course</text:span><text:span text:style-name="T13"> no arquivo </text:span><text:span text:style-name="T4">routes.rb</text:span><text:span text:style-name="T13">.<text:line-break/><text:tab/>Num primeiro momento foi criado o atributo </text:span><text:span text:style-name="T4">entry_at</text:span><text:span text:style-name="T13"> para o modelo </text:span><text:span text:style-name="T4">Classroom</text:span><text:span text:style-name="T13">, mas gerei posteriormente um arquivo de migração para remover esta coluna pois optei por utilizar o atributo padrão do Rails </text:span><text:span text:style-name="T4">created_at</text:span><text:span text:style-name="T13">. Durante a criação deste mesmo modelo, esqueci de adicionar as relações no comando </text:span><text:span text:style-name="T4">rails generate model</text:span><text:span text:style-name="T13">, e também tive que criar arquivos de migração para gerar tais relações.<text:line-break/><text:tab/>As tabelas no banco de dados ficaram de acordo com o modelo relacional especificado.<text:line-break/></text:span></text:p>
        </text:list-item>
        <text:list-item>
          <text:p text:style-name="P4"><text:span text:style-name="T7">R</text:span><text:span text:style-name="T6">egras de Negócio<text:line-break/></text:span><text:span text:style-name="T12"><text:tab/>Fiz uso dos Enums para implementar simples regras de negócio, simulando melhor uma aplicação real.<text:line-break/><text:tab/>O curso pode possuir 3 status: </text:span><text:span text:style-name="T3">enrolling, ongoing, closed;</text:span><text:span text:style-name="T12"> e o estudante 2: </text:span><text:span text:style-name="T3">idle </text:span><text:span text:style-name="T12">e </text:span><text:span text:style-name="T3">enrolled.<text:line-break/><text:tab/></text:span><text:span text:style-name="T12">Durante a criação ou edição de um </text:span><text:span text:style-name="T3">Course, </text:span><text:span text:style-name="T12">só é possível vincular ou desvincular estudantes caso o curso esteja aberto para inscrições (</text:span><text:span text:style-name="T3">enrolling</text:span><text:span text:style-name="T12">) ou esteja em andamento (</text:span><text:span text:style-name="T3">ongoing</text:span><text:span text:style-name="T12">).<text:line-break/><text:tab/>No caso de criação ou edição de um estudante, apenas os cursos abertos para inscrições aparecem no seletor múltiplo. Quanto ao </text:span><text:span text:style-name="T3">status</text:span><text:span text:style-name="T12"> do estudante, também foram criados triggers para implementar uma nova regra de negócio: caso o estudante esteja vinculado a um curso </text:span><text:span text:style-name="T3">enrolling </text:span><text:span text:style-name="T12">ou </text:span><text:span text:style-name="T3">ongoing</text:span><text:span text:style-name="T12">, seu </text:span><text:span text:style-name="T3">status </text:span><text:span text:style-name="T12">é atualizado para </text:span><text:span text:style-name="T3">enrolled</text:span><text:span text:style-name="T12">. Caso não esteja matriculado em </text:span><text:soft-page-break/><text:span text:style-name="T12">nenhum curso, ou apenas participou de cursos que já foram encerrados (</text:span><text:span text:style-name="T3">closed</text:span><text:span text:style-name="T12">), seu status é alterado para </text:span><text:span text:style-name="T3">idle</text:span><text:span text:style-name="T12">.<text:line-break/><text:tab/>O arquivo </text:span><text:span text:style-name="T3">seeds.rb</text:span><text:span text:style-name="T12"> foi alimentado gerando exemplos que demonstram diversos casos.<text:line-break/><text:tab/></text:span><text:span text:style-name="T18">Seria possível expandir ainda mais a aplicação tornando-a mais adequada ao mundo real caso fossem utilizados mecanismos de autenticação e papéis de usuário; mas a complexidade iria aumentar e fiquei inseguro quanto ao tempo.</text:span><text:span text:style-name="T12"><text:line-break/></text:span></text:p>
        </text:list-item>
        <text:list-item>
          <text:p text:style-name="P5"><text:span text:style-name="T6">Usabilidade, layout e validações client side</text:span><text:span text:style-name="T2"><text:line-break/><text:tab/></text:span><text:span text:style-name="T15">Até o momento presente, </text:span><text:span text:style-name="T20">apenas o mínimo necessário de usabilidade </text:span><text:span text:style-name="T15">foi feito em relação a estes itens. O desenvolvimento do back-end acabou tomando bastante tempo, uma vez que tenho pouca experiência com o Ruby On Rails e tive que aprender muitos conceitos do framework para poder concluir o teste.<text:line-break/><text:tab/>Tenho conhecimentos em Javascript e JQuery, e já implementei validações client side em outros sistemas. Tenho noções de usabilidade e já li um livro interessante sobre o assunto, “Não me faça pensar”, de Steve Krug. No entanto, não creio que eu seja a pessoa mais indicada para este tipo de desenvolvimento, apesar de ser importante para qualquer desenvolvedor ter estas questões em mente. <text:line-break/><text:tab/>Quanto ao HTML e ao CSS, sei apenas o básico e nunca tive interesse em me aprofundar, até mesmo pelo fato de c</text:span><text:span text:style-name="T17">omumente trabalhar com</text:span><text:span text:style-name="T15"> bons web designers que podem focar no front-end.<text:line-break/></text:span></text:p>
        </text:list-item>
        <text:list-item>
          <text:p text:style-name="P5"><text:span text:style-name="T9">Conclusões<text:line-break/></text:span><text:span text:style-name="T16"><text:tab/>Foi possível implementar o requisito principal do teste seguindo boas práticas de desenvolvimento.</text:span><text:span text:style-name="T15"> <text:line-break/><text:tab/></text:span><text:span text:style-name="T16">A modelagem ficou de acordo com o especificado, regras de negócios foram atribuídas aos modelos quando possível evitando duplicação de código nos controladores, e o uso de </text:span><text:span text:style-name="T5">partials</text:span><text:span text:style-name="T16"> nas views também evitou duplicações. Foi possível fazer bom uso das rotas que implementam o protocolo REST através do aninhamento de recursos. O uso de triggers auxiliou <text:s/>na consistência da informação, removendo dependências inclusive quando necessário. </text:span><text:span text:style-name="T18">Foram seguidas as convenções adotadas pelo framework facilitando a automatização de algumas tarefas, como por exemplo a captura de parâmetros nos controladores e criação de novos objetos.</text:span><text:span text:style-name="T16"><text:line-break/><text:tab/>Ruby On Rails chamou mais ainda minha atenção; é um framework leve e intuitivo, com excelente documentação e comunidade ativa. As únicas desvantagens que pude notar até então em relação ao Grails é o esquema de migração de banco de dados, que parece ser mais trabalhoso de manter </text:span><text:span text:style-name="T18">(no Grails a migração é totalmente automática a partir apenas dos modelos especificados)</text:span><text:span text:style-name="T16">, e o procedimento de deploy, que apesar de não ter feito em produção parece ser mais trabalhoso também (difícil ser mais simples que o Tomcat e um arquivo WAR).<text:line-break/><text:tab/></text:span><text:span text:style-name="T17">Me interessei também pelo PostgreSQL, que parece ser mais seguro e robusto que o MySQL.<text:line-break/><text:tab/>Gostaria também de parabenizar a iS pelo teste proposto. Achei uma excelente e inovadora maneira de avaliar os candidatos. Foi uma grande oportunidade para aprender mais sobre RoR, e em apenas 24 horas sinto que meu conhecimento foi de superficial para básico </text:span><text:span text:style-name="T18">neste framework</text:span><text:span text:style-name="T17">. Pude por em prática a criação de modelos, controladores e views, associações entre modelos, aninhamento de atributos, migrações de banco de dados, diversos tipos de buscas no banco de dados, validações, triggers, rotas entre outros conceitos presentes nos principais frameworks de desenvolvimento web; </text:span><text:span text:style-name="T18">sinto que já seria possível construir vários tipos de aplicações utilizando RoR</text:span><text:span text:style-name="T17">.<text:line-break/><text:line-break/></text:span></text:p>
        </text:list-item>
        <text:list-item>
          <text:p text:style-name="P6"><text:soft-page-break/><text:span text:style-name="T10">R</text:span><text:span text:style-name="T6">eferências<text:line-break/></text:span><text:span text:style-name="T12">Documentação Ruby On Rails:<text:line-break/></text:span><text:a xlink:type="simple" xlink:href="http://guides.rubyonrails.org/getting_started.html" text:style-name="Internet_20_link" text:visited-style-name="Visited_20_Internet_20_Link"><text:span text:style-name="T12">http://guides.rubyonrails.org/getting_started.html</text:span></text:a><text:span text:style-name="T12"><text:line-break/></text:span><text:a xlink:type="simple" xlink:href="http://guides.rubyonrails.org/association_basics.html" text:style-name="Internet_20_link" text:visited-style-name="Visited_20_Internet_20_Link"><text:span text:style-name="T12">http://guides.rubyonrails.org/association_basics.html</text:span></text:a><text:span text:style-name="T12"><text:line-break/></text:span><text:a xlink:type="simple" xlink:href="http://guides.rubyonrails.org/active_record_basics.html" text:style-name="Internet_20_link" text:visited-style-name="Visited_20_Internet_20_Link"><text:span text:style-name="T12">http://guides.rubyonrails.org/active_record_basics.html</text:span></text:a><text:span text:style-name="T12"><text:line-break/></text:span><text:a xlink:type="simple" xlink:href="http://guides.rubyonrails.org/active_record_validations.html" text:style-name="Internet_20_link" text:visited-style-name="Visited_20_Internet_20_Link"><text:span text:style-name="T12">http://guides.rubyonrails.org/active_record_validations.html</text:span></text:a><text:span text:style-name="T12"><text:line-break/></text:span><text:a xlink:type="simple" xlink:href="http://guides.rubyonrails.org/routing.html" text:style-name="Internet_20_link" text:visited-style-name="Visited_20_Internet_20_Link"><text:span text:style-name="T12">http://guides.rubyonrails.org/routing.html</text:span></text:a><text:span text:style-name="T12"><text:line-break/></text:span><text:a xlink:type="simple" xlink:href="http://edgeapi.rubyonrails.org/classes/ActiveRecord/Enum.html" text:style-name="Internet_20_link" text:visited-style-name="Visited_20_Internet_20_Link"><text:span text:style-name="T12">http://edgeapi.rubyonrails.org/classes/ActiveRecord/Enum.html</text:span></text:a><text:span text:style-name="T12"><text:line-break/></text:span><text:a xlink:type="simple" xlink:href="http://guides.rubyonrails.org/migrations.html" text:style-name="Internet_20_link" text:visited-style-name="Visited_20_Internet_20_Link"><text:span text:style-name="T12">http://guides.rubyonrails.org/migrations.html</text:span></text:a><text:span text:style-name="T12"><text:line-break/></text:span><text:a xlink:type="simple" xlink:href="http://api.rubyonrails.org/classes/ActiveRecord/NestedAttributes/ClassMethods.html" text:style-name="Internet_20_link" text:visited-style-name="Visited_20_Internet_20_Link"><text:span text:style-name="T12">http://api.rubyonrails.org/classes/ActiveRecord/NestedAttributes/ClassMethods.html</text:span></text:a><text:span text:style-name="T12"><text:line-break/></text:span><text:a xlink:type="simple" xlink:href="http://guides.rubyonrails.org/v2.3.11/active_record_querying.html" text:style-name="Internet_20_link" text:visited-style-name="Visited_20_Internet_20_Link"><text:span text:style-name="T12">http://guides.rubyonrails.org/v2.3.11/active_record_querying.html</text:span></text:a><text:span text:style-name="T12"><text:line-break/></text:span><text:a xlink:type="simple" xlink:href="http://api.rubyonrails.org/classes/ActiveRecord/FinderMethods.html" text:style-name="Internet_20_link" text:visited-style-name="Visited_20_Internet_20_Link"><text:span text:style-name="T12">http://api.rubyonrails.org/classes/ActiveRecord/FinderMethods.html</text:span></text:a><text:span text:style-name="T12"><text:line-break/></text:span><text:a xlink:type="simple" xlink:href="http://api.rubyonrails.org/classes/ActiveRecord/Callbacks.html" text:style-name="Internet_20_link" text:visited-style-name="Visited_20_Internet_20_Link"><text:span text:style-name="T12">http://api.rubyonrails.org/classes/ActiveRecord/Callbacks.html</text:span></text:a><text:span text:style-name="T12"><text:line-break/></text:span><text:a xlink:type="simple" xlink:href="http://api.rubyonrails.org/classes/ActiveRecord/ConnectionAdapters/TableDefinition.html" text:style-name="Internet_20_link" text:visited-style-name="Visited_20_Internet_20_Link"><text:span text:style-name="T12">http://api.rubyonrails.org/classes/ActiveRecord/ConnectionAdapters/TableDefinition.html</text:span></text:a><text:span text:style-name="T12"><text:line-break/><text:line-break/></text:span><text:span text:style-name="T19">Diversos blogs da Internet e tópicos no Stack Overflow.</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style:text-properties fo:font-style="normal" fo:font-weight="bold" style:font-style-asian="normal" style:font-weight-asian="bold" style:font-style-complex="normal"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4T09:23:50.401090743</meta:creation-date>
    <dc:date>2014-09-24T11:19:46.761757105</dc:date>
    <meta:editing-duration>PT48M29S</meta:editing-duration>
    <meta:editing-cycles>12</meta:editing-cycles>
    <meta:generator>LibreOffice/4.3.1.2$Linux_X86_64 LibreOffice_project/430m0$Build-2</meta:generator>
    <meta:document-statistic meta:table-count="0" meta:image-count="0" meta:object-count="0" meta:page-count="3" meta:paragraph-count="7" meta:word-count="1060" meta:character-count="7493" meta:non-whitespace-character-count="6410"/>
  </office:meta>
</office:document-meta>
</file>